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2F00000006C89EAF43791FFE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loext:opacity="100%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loext:opacity="100%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text-properties style:font-name="Proxima Nova" fo:font-size="16pt" style:font-name-asian="Proxima Nova" style:font-size-asian="16pt" style:font-name-complex="Proxima Nova" style:font-size-complex="16pt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Heading" style:master-page-name="MPF0">
      <style:paragraph-properties fo:margin-top="2.54cm" fo:margin-bottom="0cm" style:contextual-spacing="false" fo:text-align="center" style:justify-single-word="false" style:page-number="1" fo:break-before="page"/>
    </style:style>
    <style:style style:name="P9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officeooo:paragraph-rsid="000eb877"/>
    </style:style>
    <style:style style:name="P10" style:family="paragraph" style:parent-style-name="Standard" style:master-page-name="MPF1">
      <style:paragraph-properties style:page-number="auto" fo:break-before="page"/>
    </style:style>
    <style:style style:name="P11" style:family="paragraph" style:parent-style-name="Standard" style:list-style-name="WWNum1">
      <style:paragraph-properties fo:margin-top="0cm" fo:margin-bottom="0cm" style:contextual-spacing="false"/>
    </style:style>
    <style:style style:name="P12" style:family="paragraph" style:parent-style-name="Standard" style:list-style-name="WWNum1">
      <style:paragraph-properties fo:margin-top="0cm" fo:margin-bottom="0cm" style:contextual-spacing="false"/>
      <style:text-properties officeooo:paragraph-rsid="000eb877"/>
    </style:style>
    <style:style style:name="P13" style:family="paragraph" style:parent-style-name="Standard" style:list-style-name="WWNum1">
      <style:paragraph-properties fo:margin-top="0cm" fo:margin-bottom="0cm" style:contextual-spacing="false"/>
      <style:text-properties officeooo:rsid="000eb877" officeooo:paragraph-rsid="000eb877"/>
    </style:style>
    <style:style style:name="P14" style:family="paragraph" style:parent-style-name="Standard" style:list-style-name="WWNum1">
      <style:paragraph-properties fo:margin-top="0cm" fo:margin-bottom="0cm" style:contextual-spacing="false" fo:line-height="115%"/>
      <style:text-properties officeooo:rsid="000eb877" officeooo:paragraph-rsid="000eb877"/>
    </style:style>
    <style:style style:name="P15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officeooo:rsid="000eb877" officeooo:paragraph-rsid="000eb877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officeooo:rsid="000eb877" officeooo:paragraph-rsid="000eb877"/>
    </style:style>
    <style:style style:name="P17" style:family="paragraph" style:parent-style-name="Standard" style:list-style-name="WWNum1">
      <style:paragraph-properties fo:margin-top="0cm" fo:margin-bottom="0cm" style:contextual-spacing="false" fo:line-height="115%"/>
      <style:text-properties officeooo:paragraph-rsid="000eb877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0eb877"/>
    </style:style>
    <style:style style:name="T1" style:family="text">
      <style:text-properties fo:font-variant="small-caps" fo:color="#999966" loext:opacity="100%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loext:opacity="100%" style:font-name="Proxima Nova" fo:font-size="24pt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loext:opacity="100%" style:font-name="Proxima Nova" fo:font-size="48pt" style:font-name-asian="Proxima Nova" style:font-size-asian="48pt" style:font-name-complex="Proxima Nova" style:font-size-complex="48pt"/>
    </style:style>
    <style:style style:name="T4" style:family="text">
      <style:text-properties fo:color="#404040" loext:opacity="100%" style:font-name="Proxima Nova" fo:font-size="48pt" officeooo:rsid="000777aa" style:font-name-asian="Proxima Nova" style:font-size-asian="48pt" style:font-name-complex="Proxima Nova" style:font-size-complex="48pt"/>
    </style:style>
    <style:style style:name="T5" style:family="text">
      <style:text-properties fo:color="#404040" loext:opacity="100%" style:font-name="Proxima Nova" fo:font-size="44pt" fo:font-weight="bold" officeooo:rsid="000777aa" style:font-name-asian="Proxima Nova" style:font-size-asian="44pt" style:font-weight-asian="bold" style:font-name-complex="Proxima Nova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1155cc" loext:opacity="100%" style:text-underline-style="none" style:text-underline-mode="continuous" style:text-overline-mode="continuous" style:text-line-through-mode="continuous"/>
    </style:style>
    <style:style style:name="T8" style:family="text">
      <style:text-properties officeooo:rsid="000eb877"/>
    </style:style>
    <style:style style:name="T9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Obtener y organizar información</text:span></text:span><text:span text:style-name="Fuente_20_de_20_párrafo_20_predeter."><text:span text:style-name="T3"><text:line-break/></text:span></text:span><text:span text:style-name="Fuente_20_de_20_párrafo_20_predeter."><text:span text:style-name="T4">S</text:span></text:span><text:span text:style-name="Fuente_20_de_20_párrafo_20_predeter."><text:span text:style-name="T5">QLote</text:span></text:span></text:p>
      <text:p text:style-name="P10"><draw:frame draw:style-name="fr1" draw:name="image2.png" text:anchor-type="as-char" svg:y="0cm" svg:width="1.244cm" style:rel-width="scale" svg:height="0.159cm" style:rel-height="scale" draw:z-index="0"><draw:image xlink:href="Pictures/100000010000002F00000006C89EAF43791FFE4A.png" xlink:type="simple" xlink:show="embed" xlink:actuate="onLoad" draw:mime-type="image/png"/><svg:desc>short line</svg:desc></draw:frame><text:line-break/></text:p>
      <text:p text:style-name="Standard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Fuente_20_de_20_párrafo_20_predeter."><text:span text:style-name="T6">Base de datos de conocimiento</text:span></text:span></text:p>
          </table:table-cell>
        </table:table-row>
        <table:table-row table:style-name="Tabla1.2">
          <table:table-cell table:style-name="Tabla1.A2" table:number-rows-spanned="5" office:value-type="string">
            <text:p text:style-name="P18"/>
            <text:list text:style-name="WWNum1">
              <text:list-item>
                <text:p text:style-name="P12"><text:span text:style-name="T8">Odoo</text:span>:</text:p>
                <text:list>
                  <text:list-item>
                    <text:p text:style-name="P13">Teoría:</text:p>
                    <text:list>
                      <text:list-item>
                        <text:p text:style-name="P17">Web <text:span text:style-name="T8">1</text:span>:<text:span text:style-name="Fuente_20_de_20_párrafo_20_predeter."><text:span text:style-name="T7"> </text:span></text:span><text:a xlink:type="simple" xlink:href="https://www.indaws.es/que-es-odoo" text:style-name="Internet_20_link" text:visited-style-name="Visited_20_Internet_20_Link"><text:span text:style-name="Fuente_20_de_20_párrafo_20_predeter."><text:span text:style-name="T9">https://www.indaws.es/que-es-odoo</text:span></text:span></text:a></text:p>
                        <text:list>
                          <text:list-item>
                            <text:p text:style-name="P14">Explica lo que es Odoo, las aplicaciones que tiene y varios datos sobre este servicio.</text:p>
                          </text:list-item>
                        </text:list>
                      </text:list-item>
                      <text:list-item>
                        <text:p text:style-name="P14">Web 2: <text:a xlink:type="simple" xlink:href="https://www.mit-mut.com/blog/casos-de-exito-5/exitodeodoo-33" text:style-name="Internet_20_link" text:visited-style-name="Visited_20_Internet_20_Link">https://www.mit-mut.com/blog/casos-de-exito-5/exitodeodoo-33</text:a></text:p>
                        <text:list>
                          <text:list-item>
                            <text:p text:style-name="P14">Explica la historia de Odoo y como ha llegado a lo que es ahora.</text:p>
                          </text:list-item>
                        </text:list>
                      </text:list-item>
                      <text:list-item>
                        <text:p text:style-name="P14">Web 3: <text:a xlink:type="simple" xlink:href="https://openwebinars.net/blog/que-es-odoo/" text:style-name="Internet_20_link" text:visited-style-name="Visited_20_Internet_20_Link">https://openwebinars.net/blog/que-es-odoo/</text:a></text:p>
                        <text:list>
                          <text:list-item>
                            <text:p text:style-name="P14">Explica también que es Odoo, las versiones que ha tenido y las características que tiene.</text:p>
                          </text:list-item>
                        </text:list>
                      </text:list-item>
                    </text:list>
                    <text:p text:style-name="P11"/>
                  </text:list-item>
                </text:list>
              </text:list-item>
              <text:list-item>
                <text:p text:style-name="P13">PostgreSQL:</text:p>
                <text:list>
                  <text:list-item>
                    <text:p text:style-name="P13">Teoría:</text:p>
                    <text:list>
                      <text:list-item>
                        <text:p text:style-name="P13">Web 1: <text:a xlink:type="simple" xlink:href="https://kinsta.com/es/base-de-conocimiento/que-es-postgresql/" text:style-name="Internet_20_link" text:visited-style-name="Visited_20_Internet_20_Link">https://kinsta.com/es/base-de-conocimiento/que-es-postgresql/</text:a></text:p>
                        <text:list>
                          <text:list-item>
                            <text:p text:style-name="P13">Explica que es PostgreSQL, las características que tiene y cuando utilizarlo.</text:p>
                          </text:list-item>
                        </text:list>
                      </text:list-item>
                      <text:list-item>
                        <text:p text:style-name="P13">Web 2:</text:p>
                        <text:p text:style-name="P13"><text:a xlink:type="simple" xlink:href="https://www.ionos.es/digitalguide/servidores/know-how/postgresql/" text:style-name="Internet_20_link" text:visited-style-name="Visited_20_Internet_20_Link">https://www.ionos.es/digitalguide/servidores/know-how/postgresql/</text:a></text:p>
                        <text:list>
                          <text:list-item>
                            <text:p text:style-name="P13">Proporciona datos sobre las bases de datos de PostgreSQ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Tutoriales:</text:p>
                    <text:list>
                      <text:list-item>
                        <text:p text:style-name="P13">Web 1: <text:a xlink:type="simple" xlink:href="https://www.digitalocean.com/community/tutorials/how-to-install-and-use-postgresql-on-ubuntu-20-04-es" text:style-name="Internet_20_link" text:visited-style-name="Visited_20_Internet_20_Link">https://www.digitalocean.com/community/tutorials/how-to-install-and-use-postgresql-on-ubuntu-20-04-es</text:a></text:p>
                        <text:list>
                          <text:list-item>
                            <text:p text:style-name="P13">En castellano. Como instalar y utilizar PostgreSQL en Ubuntu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Docker: </text:p>
                <text:list>
                  <text:list-item>
                    <text:p text:style-name="P13">Teoría: </text:p>
                    <text:list>
                      <text:list-item>
                        <text:p text:style-name="P9"><text:span text:style-name="T8">Web 1: </text:span><text:a xlink:type="simple" xlink:href="https://aws.amazon.com/es/docker/#:~:text=Docker%20le%20proporciona%20una%20manera,sistema%20operativo%20de%20un%20servidor" text:style-name="Internet_20_link" text:visited-style-name="Visited_20_Internet_20_Link">https://aws.amazon.com/es/docker/#:~:text=Docker%20le%20proporciona%20una%20manera,sistema%20operativo%20de%20un%20servidor</text:a></text:p>
                        <text:list>
                          <text:list-item>
                            <text:p text:style-name="P15">Explica que es Docker, como usarlo, por qué usarlo y cuando usarlo.</text:p>
                          </text:list-item>
                        </text:list>
                      </text:list-item>
                      <text:list-item>
                        <text:p text:style-name="P15">Web 2: <text:a xlink:type="simple" xlink:href="https://dominicode.com/que-es-docker/" text:style-name="Internet_20_link" text:visited-style-name="Visited_20_Internet_20_Link">https://dominicode.com/que-es-docker/</text:a></text:p>
                        <text:list>
                          <text:list-item>
                            <text:p text:style-name="P15">Explica que es Docker y algunos comandos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5">Tutoriales: </text:p>
                    <text:list>
                      <text:list-item>
                        <text:p text:style-name="P15">Web 1: <text:a xlink:type="simple" xlink:href="https://www.ionos.es/digitalguide/servidores/configuracion/instalar-docker-en-windows-10/" text:style-name="Internet_20_link" text:visited-style-name="Visited_20_Internet_20_Link">https://www.ionos.es/digitalguide/servidores/configuracion/instalar-docker-en-windows-10/</text:a></text:p>
                        <text:list>
                          <text:list-item>
                            <text:p text:style-name="P15">Requisitos mínimos para instalar Docker y como instalarlo en Windows 10.</text:p>
                          </text:list-item>
                        </text:list>
                      </text:list-item>
                      <text:list-item>
                        <text:p text:style-name="P15">Web 2: <text:a xlink:type="simple" xlink:href="https://www.hostinger.es/tutoriales/como-instalar-y-usar-docker-en-ubuntu" text:style-name="Internet_20_link" text:visited-style-name="Visited_20_Internet_20_Link">https://www.hostinger.es/tutoriales/como-instalar-y-usar-docker-en-ubuntu</text:a></text:p>
                        <text:list>
                          <text:list-item>
                            <text:p text:style-name="P15">Como instalar y configurar Docker en Ubuntu.</text:p>
                            <text:p text:style-name="P15"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oft-page-break/>GitHub:</text:p>
                <text:list>
                  <text:list-item>
                    <text:p text:style-name="P15">Teoría: </text:p>
                    <text:list>
                      <text:list-item>
                        <text:p text:style-name="P15">Web 1: <text:a xlink:type="simple" xlink:href="https://www.webempresa.com/hosting/que-es-github.html#:~:text=Github%20es%20un%20repositorio%20online,mundo%20a%20cooperar%20en%20ellos" text:style-name="Internet_20_link" text:visited-style-name="Visited_20_Internet_20_Link">https://www.webempresa.com/hosting/que-es-github.html#:~:text=Github%20es%20un%20repositorio%20online,mundo%20a%20cooperar%20en%20ellos</text:a></text:p>
                        <text:list>
                          <text:list-item>
                            <text:p text:style-name="P15">Que es GitHub, para qué sirve y cuando usarlo.</text:p>
                          </text:list-item>
                        </text:list>
                      </text:list-item>
                      <text:list-item>
                        <text:p text:style-name="P15">Web 2: <text:a xlink:type="simple" xlink:href="https://blog.nubecolectiva.com/que-es-github-historia-y-otros-detalles/" text:style-name="Internet_20_link" text:visited-style-name="Visited_20_Internet_20_Link">https://blog.nubecolectiva.com/que-es-github-historia-y-otros-detalles/</text:a></text:p>
                        <text:list>
                          <text:list-item>
                            <text:p text:style-name="P15">Que es GitHub, su historia y otros detall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</table:table-cell>
        </table:table-row>
        <table:table-row table:style-name="Tabla1.3">
          <table:covered-table-cell table:style-name="Tabla1.A2"/>
        </table:table-row>
        <table:table-row table:style-name="Tabla1.4">
          <table:covered-table-cell table:style-name="Tabla1.A2"/>
        </table:table-row>
        <table:table-row table:style-name="Tabla1.4">
          <table:covered-table-cell table:style-name="Tabla1.A2"/>
        </table:table-row>
        <table:table-row table:style-name="Tabla1.4">
          <table:covered-table-cell table:style-name="Tabla1.A2"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style:contextual-spacing="false" fo:text-align="start" style:justify-single-word="false" fo:hyphenation-ladder-count="no-limit" fo:keep-with-next="always"/>
      <style:text-properties fo:font-variant="small-caps" fo:color="#669966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style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loext:opacity="100%"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style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.5pt" style:font-style-asian="italic" style:font-weight-asian="bold" style:font-name-complex="Arial1" style:font-family-complex="Arial" style:font-family-generic-complex="swiss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style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name-complex="Arial1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loext:opacity="100%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loext:opacity="100%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loext:opacity="100%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/>
        <text:p text:style-name="MP2"/>
        <text:p text:style-name="MP3"/>
      </style:header>
      <style:header-first>
        <text:p text:style-name="Standard"/>
      </style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style:footer-first>
        <text:p text:style-name="Standard"/>
      </style:footer-first>
    </style:master-page>
    <style:master-page style:name="MPF1" style:page-layout-name="Mpm2" draw:style-name="Mdp1">
      <style:header>
        <text:p text:style-name="MP1"/>
        <text:p text:style-name="MP2"/>
        <text:p text:style-name="MP3"/>
      </style:header>
      <style:header-first>
        <text:p text:style-name="Standard"/>
      </style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3-11-06T15:23:00Z</meta:creation-date>
    <dc:date>2023-11-13T18:04:48.413000000</dc:date>
    <meta:editing-cycles>5</meta:editing-cycles>
    <meta:editing-duration>PT59M34S</meta:editing-duration>
    <meta:document-statistic meta:table-count="1" meta:image-count="1" meta:object-count="0" meta:page-count="3" meta:paragraph-count="42" meta:word-count="224" meta:character-count="1929" meta:non-whitespace-character-count="1772"/>
    <meta:template xlink:type="simple" xlink:actuate="onRequest" xlink:title="" xlink:href="Normal"/>
  </office:meta>
</office:document-meta>
</file>